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56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pha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e9</text:p>
          </table:table-cell>
          <table:table-cell office:value-type="float" office:value="129.28579797069" calcext:value-type="float">
            <text:p>129.28579797069</text:p>
          </table:table-cell>
          <table:table-cell table:formula="of:=-0.1*[.B2]*180/PI()-180+360+360+360" office:value-type="float" office:value="159.246942529844" calcext:value-type="float">
            <text:p>159.246942529844</text:p>
          </table:table-cell>
          <table:table-cell/>
          <table:table-cell office:value-type="float" office:value="159.246942529844" calcext:value-type="float">
            <text:p>159.246942529844</text:p>
          </table:table-cell>
        </table:table-row>
        <table:table-row table:style-name="ro1">
          <table:table-cell office:value-type="string" calcext:value-type="string">
            <text:p>9.999999999e9</text:p>
          </table:table-cell>
          <table:table-cell office:value-type="float" office:value="158.321511962934" calcext:value-type="float">
            <text:p>158.321511962934</text:p>
          </table:table-cell>
          <table:table-cell table:formula="of:=-0.1*[.B3]*180/PI()-180+360+360+360" office:value-type="float" office:value="-7.11544416060951" calcext:value-type="float">
            <text:p>-7.11544416060951</text:p>
          </table:table-cell>
          <table:table-cell/>
          <table:table-cell office:value-type="float" office:value="-7.11544416060951" calcext:value-type="float">
            <text:p>-7.11544416060951</text:p>
          </table:table-cell>
        </table:table-row>
        <table:table-row table:style-name="ro1">
          <table:table-cell office:value-type="string" calcext:value-type="string">
            <text:p>11e9</text:p>
          </table:table-cell>
          <table:table-cell office:value-type="float" office:value="185.19078038685" calcext:value-type="float">
            <text:p>185.19078038685</text:p>
          </table:table-cell>
          <table:table-cell table:formula="of:=-0.1*[.B4]*180/PI()-180+360+360+360" office:value-type="float" office:value="-161.065012090061" calcext:value-type="float">
            <text:p>-161.065012090061</text:p>
          </table:table-cell>
          <table:table-cell/>
          <table:table-cell office:value-type="float" office:value="-161.065012090061" calcext:value-type="float">
            <text:p>-161.06501209006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08:31:05.199326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7-18T08:33:11.404648971</dc:date>
    <meta:editing-duration>PT2H51M24S</meta:editing-duration>
    <meta:editing-cycles>8</meta:editing-cycles>
    <meta:generator>LibreOffice/6.4.7.2$Linux_X86_64 LibreOffice_project/40$Build-2</meta:generator>
    <meta:document-statistic meta:table-count="3" meta:cell-count="15" meta:object-count="0"/>
  </office:meta>
</office:document-meta>
</file>